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7000027FD00000E7FDA95CEC4.svm"/>
  <manifest:file-entry manifest:media-type="image/png" manifest:full-path="Pictures/10000000000003530000005FC095F28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, 'Arial Unicode MS'"/>
    <style:font-face style:name="Book Antiqua" svg:font-family="'Book Antiqua'" style:font-adornments="Standard" style:font-family-generic="roman"/>
    <style:font-face style:name="Times New Roman1" svg:font-family="'Times New Roman', Times" style:font-family-generic="roman"/>
    <style:font-face style:name="Times New Roman" svg:font-family="'Times New Roman', 'Times New Roman PSMT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unSans-Regular" svg:font-family="SunSans-Regular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a1" style:family="table">
      <style:table-properties style:width="14.781cm" fo:margin-left="0.815cm" fo:margin-right="0.776cm" table:align="margins"/>
    </style:style>
    <style:style style:name="Tabella1.A" style:family="table-column">
      <style:table-column-properties style:column-width="7.391cm" style:rel-column-width="32767*"/>
    </style:style>
    <style:style style:name="Tabella1.B" style:family="table-column">
      <style:table-column-properties style:column-width="7.391cm" style:rel-column-width="32768*"/>
    </style:style>
    <style:style style:name="Tabella1.A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6.306cm"/>
          <style:tab-stop style:position="14.503cm"/>
        </style:tab-stops>
      </style:paragraph-properties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text-align="end" style:justify-single-word="false">
        <style:tab-stops>
          <style:tab-stop style:position="6.306cm"/>
          <style:tab-stop style:position="14.503cm"/>
        </style:tab-stops>
      </style:paragraph-properties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6.306cm"/>
          <style:tab-stop style:position="14.503cm"/>
        </style:tab-stops>
      </style:paragraph-properties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6.306cm"/>
          <style:tab-stop style:position="14.503cm"/>
        </style:tab-stops>
      </style:paragraph-properties>
    </style:style>
    <style:style style:name="P5" style:family="paragraph" style:parent-style-name="Frame_20_contents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6" style:family="paragraph" style:parent-style-name="Frame_20_contents">
      <style:paragraph-properties fo:text-align="center" style:justify-single-word="false"/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P7" style:family="paragraph" style:parent-style-name="Frame_20_contents">
      <style:paragraph-properties fo:text-align="start" style:justify-single-word="false"/>
      <style:text-properties fo:font-size="6pt" style:text-underline-style="none" style:font-size-asian="6pt" style:font-size-complex="6pt"/>
    </style:style>
    <style:style style:name="P8" style:family="paragraph" style:parent-style-name="Frame_20_contents">
      <style:paragraph-properties fo:text-align="center" style:justify-single-word="false"/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P9" style:family="paragraph" style:parent-style-name="Frame_20_contents">
      <style:paragraph-properties fo:text-align="center" style:justify-single-word="false"/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P10" style:family="paragraph" style:parent-style-name="Frame_20_contents">
      <style:paragraph-properties fo:margin-top="0cm" fo:margin-bottom="0cm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1" style:family="paragraph" style:parent-style-name="Frame_20_contents">
      <style:paragraph-properties fo:margin-left="-0.203cm" fo:margin-right="0.009cm" fo:margin-top="0cm" fo:margin-bottom="0cm" fo:line-height="2cm" fo:text-align="center" style:justify-single-word="false" fo:text-indent="0cm" style:auto-text-indent="false"/>
    </style:style>
    <style:style style:name="P12" style:family="paragraph" style:parent-style-name="Frame_20_contents">
      <style:paragraph-properties fo:margin-left="3.835cm" fo:margin-right="0.002cm" fo:margin-top="0cm" fo:margin-bottom="0cm" fo:text-align="start" style:justify-single-word="false" fo:text-indent="0cm" style:auto-text-indent="false"/>
      <style:text-properties fo:color="#dc2300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3" style:family="paragraph" style:parent-style-name="Table_20_Contents">
      <style:paragraph-properties fo:margin-left="0.203cm" fo:margin-right="0.002cm" fo:text-indent="0cm" style:auto-text-indent="false"/>
      <style:text-properties fo:font-size="12pt" style:font-size-asian="12pt" style:font-size-complex="12pt"/>
    </style:style>
    <style:style style:name="P14" style:family="paragraph" style:parent-style-name="Table_20_Contents">
      <style:paragraph-properties fo:margin-left="0.203cm" fo:margin-right="0.002cm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officeooo:paragraph-rsid="000a32e0"/>
    </style:style>
    <style:style style:name="P16" style:family="paragraph" style:parent-style-name="Text_20_body">
      <style:text-properties officeooo:paragraph-rsid="0009b8a5"/>
    </style:style>
    <style:style style:name="P17" style:family="paragraph" style:parent-style-name="Text_20_body">
      <style:text-properties officeooo:paragraph-rsid="000a32e0"/>
    </style:style>
    <style:style style:name="P18" style:family="paragraph" style:parent-style-name="Text_20_body">
      <style:text-properties officeooo:paragraph-rsid="000ba8a7"/>
    </style:style>
    <style:style style:name="P19" style:family="paragraph" style:parent-style-name="Text_20_body">
      <style:text-properties officeooo:paragraph-rsid="000ca5e4"/>
    </style:style>
    <style:style style:name="P20" style:family="paragraph" style:parent-style-name="Text_20_body">
      <style:text-properties officeooo:paragraph-rsid="000e29b0"/>
    </style:style>
    <style:style style:name="P21" style:family="paragraph" style:parent-style-name="Text_20_body">
      <style:text-properties officeooo:paragraph-rsid="000e9727"/>
    </style:style>
    <style:style style:name="P22" style:family="paragraph" style:parent-style-name="Text_20_body">
      <style:paragraph-properties fo:break-before="page"/>
      <style:text-properties officeooo:paragraph-rsid="000a32e0"/>
    </style:style>
    <style:style style:name="P23" style:family="paragraph" style:parent-style-name="Heading_20_1">
      <style:text-properties officeooo:paragraph-rsid="0009b8a5"/>
    </style:style>
    <style:style style:name="P24" style:family="paragraph" style:parent-style-name="Heading_20_1">
      <style:text-properties officeooo:paragraph-rsid="000a32e0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Notes" style:master-page-name="">
      <style:paragraph-properties style:page-number="auto" fo:background-color="#c0c0c0" fo:padding="0.049cm" fo:border="0.002cm solid #000000" style:shadow="none">
        <style:background-image/>
      </style:paragraph-properties>
    </style:style>
    <style:style style:name="P27" style:family="paragraph" style:parent-style-name="Notes">
      <style:paragraph-properties fo:background-color="#c0c0c0" fo:padding="0.049cm" fo:border="0.002cm solid #000000" style:shadow="none">
        <style:background-image/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9b8a5"/>
    </style:style>
    <style:style style:name="T3" style:family="text">
      <style:text-properties officeooo:rsid="000a32e0"/>
    </style:style>
    <style:style style:name="T4" style:family="text">
      <style:text-properties officeooo:rsid="000ba8a7"/>
    </style:style>
    <style:style style:name="T5" style:family="text">
      <style:text-properties officeooo:rsid="000ca5e4"/>
    </style:style>
    <style:style style:name="T6" style:family="text">
      <style:text-properties officeooo:rsid="000e29b0"/>
    </style:style>
    <style:style style:name="T7" style:family="text">
      <style:text-properties officeooo:rsid="000e9727"/>
    </style:style>
    <style:style style:name="T8" style:family="text">
      <style:text-properties officeooo:rsid="000f5fc5"/>
    </style:style>
    <style:style style:name="T9" style:family="text">
      <style:text-properties officeooo:rsid="0010f1f5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15cm" fo:border="0.035cm solid #000000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Standard"><draw:frame draw:style-name="fr1" draw:name="Frame1" text:anchor-type="paragraph" svg:width="16.743cm" draw:z-index="0"><draw:text-box fo:min-height="22.657cm"><text:p text:style-name="P12"/><text:p text:style-name="P11"><draw:frame draw:style-name="fr3" draw:name="immagini1" text:anchor-type="paragraph" svg:width="10.238cm" svg:height="3.711cm" draw:z-index="1"><draw:image xlink:href="Pictures/20000017000027FD00000E7FDA95CEC4.svm" xlink:type="simple" xlink:show="embed" xlink:actuate="onLoad"/></draw:frame><text:bookmark-start text:name="__DdeLink__9535_2108550400"/> <text:bookmark-end text:name="__DdeLink__9535_2108550400"/></text:p><text:p text:style-name="P10">Ricerca sull'Usabilità delle Piattaforme Orientate ai Servizi </text:p><text:p text:style-name="P8"/><text:p text:style-name="P8">Note <text:span text:style-name="T2">di rilascio</text:span></text:p><text:p text:style-name="P6">versione 1.0</text:p><text:p text:style-name="P9"><text:span text:style-name="T1">(RFC)</text:span> </text:p><text:p text:style-name="P5"/><text:p text:style-name="P5"/><table:table table:name="Tabella1" table:style-name="Tabella1"><table:table-column table:style-name="Tabella1.A"/><table:table-column table:style-name="Tabella1.B"/><table:table-row><table:table-cell table:style-name="Tabella1.A1" table:number-columns-spanned="2" office:value-type="string"><text:p text:style-name="P14">Redazione</text:p></table:table-cell><table:covered-table-cell/></table:table-row><table:table-row><table:table-cell table:style-name="Tabella1.A2" office:value-type="string"><text:p text:style-name="P13">Responsabilità</text:p></table:table-cell><table:table-cell table:style-name="Tabella1.B2" office:value-type="string"><text:p text:style-name="P13"/></table:table-cell></table:table-row><table:table-row><table:table-cell table:style-name="Tabella1.A2" office:value-type="string"><text:p text:style-name="P13">Contributi</text:p></table:table-cell><table:table-cell table:style-name="Tabella1.B2" office:value-type="string"><text:p text:style-name="P13"/></table:table-cell></table:table-row></table:table><text:p text:style-name="P7"/></draw:text-box></draw:frame></text:p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Indice</text:p>
          </text:index-title>
          <text:p text:style-name="P25">1 Premessa <text:tab/>2</text:p>
          <text:p text:style-name="P25">2 Obiettivi <text:s/><text:tab/>2</text:p>
          <text:p text:style-name="P28">2.1 <text:s/>realizzare gli algoritmi di performance e di fitness <text:tab/>2</text:p>
          <text:p text:style-name="P28">2.2 eliminare la dipendenza dall'interfaccia grafica per l'esecuzione degli algoritmi. <text:tab/>2</text:p>
          <text:p text:style-name="P28">2.3 Fornire un'API per l'invocazione degli algoritmi <text:tab/>3</text:p>
          <text:p text:style-name="P25">3 Piattaforma utilizzata <text:tab/>3</text:p>
          <text:p text:style-name="P25">4 Documentazione delle API <text:tab/>3</text:p>
          <text:p text:style-name="P25">5 Deploy <text:tab/>4</text:p>
        </text:index-body>
      </text:table-of-content>
      <text:p text:style-name="Text_20_body"/>
      <text:h text:style-name="Heading_20_1" text:outline-level="1">Premessa</text:h>
      <text:p text:style-name="P16"><text:span text:style-name="T2">In questo documento si spiega il contenuto del rilascio a cui il documento stesso è allegato. Vengono esplicate alcune scelte implementative e fornite indicazioni sull'utilizzo dei pacchetti rilasciati.</text:span></text:p>
      <text:h text:style-name="P23" text:outline-level="1"><text:bookmark text:name="__RefHeading__31027_1843132495"/><text:span text:style-name="T2">Obiettivi </text:span><text:bookmark-end text:name="__RefHeading__31027_1843132495"/></text:h>
      <text:p text:style-name="P16"><text:span text:style-name="T2">Gli obiettivi che si sono perseguiti nel realizzare il software oggetto del presente rilascio sono:</text:span></text:p>
      <text:h text:style-name="Heading_20_2" text:outline-level="2"><text:span text:style-name="T2"><text:s/>realizzare gli algoritmi di performance e di fitness</text:span></text:h>
      <text:p text:style-name="P16"><text:span text:style-name="T2">Viene utilizzato il framework di ProM per il calcolo dei parametri di performance e di fitness. A partire dai log delle istanze di processo, vengono applicati i relativi algoritmi che effettuano il calcolo della performance e della fitness sia sulla singola traccia che sul log completo. </text:span></text:p>
      <text:h text:style-name="Heading_20_2" text:outline-level="2"><text:span text:style-name="T2">eliminare la dipendenza dall'interfaccia grafica per l'esecuzione degli algoritmi.</text:span></text:h>
      <text:p text:style-name="P16"><text:span text:style-name="T2">Il framework ProM è un ambiente integrato in cui è possibile, tramite una complessa interfaccia grafica, eseguire diversi algoritmi sulle reti di Petri. Ogni algoritmo è realizzato mediante un Plugin, che ne definisce i parametri necessari e il funzionamento.</text:span></text:p>
      <text:p text:style-name="P16"><text:span text:style-name="T2">Ogni plugin sfrutta l'ambiente grafico fornito da ProM per dare all'utente la possibilità di scegliere i parametri di esecuzione (ad esempio il file di log e la rete di petri da analizzare), per dare un feedback sull'esecuzione, e per visualizzare i risultati. </text:span></text:p>
      <text:p text:style-name="P16"><text:span text:style-name="T2">Per i nostri scopi è invece necessario che gli algoritmi possano essere eseguiti, fornendo gli opportuni parametri di inizializzazione, senza alcun ambiente </text:span><text:soft-page-break/><text:span text:style-name="T2">grafico.</text:span></text:p>
      <text:p text:style-name="P16"><text:span text:style-name="T2">E' stato quindi necessario sciogliere tutte le dipendenze dei Plugin dall'ambiente grafico di ProM, fornendo in maniera alternativa i parametri necessari. </text:span></text:p>
      <text:h text:style-name="Heading_20_2" text:outline-level="2"><text:span text:style-name="T2">Fornire un'API per l'invocazione degli algoritmi</text:span></text:h>
      <text:p text:style-name="P16"><text:span text:style-name="T2">Affinchè gli algoritmi di performance e fitness possano essere utilizzati all'interno di sistemi più complessi, per l'analisi e la valutazione dei log di esecuzione, è stato necessario realizzare delle API di invocazione che, prendendo in ingresso i parametri necessari, forniscono in output i risultati del calcolo degli algoritmi in strutture dati opportunamente predisposte.</text:span></text:p>
      <text:h text:style-name="Heading_20_1" text:outline-level="1"><text:bookmark text:name="__RefHeading__31029_1843132495"/>Piattaforma <text:span text:style-name="T2">utilizzata</text:span><text:bookmark-end text:name="__RefHeading__31029_1843132495"/></text:h>
      <text:p text:style-name="P16"><text:span text:style-name="T2">Il framework ProM è attualmente distribuito in due versioni, ProM5 e ProM6.</text:span></text:p>
      <text:p text:style-name="P16"><text:span text:style-name="T2">La versione ProM5 è quella più completa e consolidata. Nella versione ProM6, invece, è stato reingegnerizzato profondamente il codice sorgente ed è stata realizzata una diversa interfaccia grafica; tuttavia lo sviluppo di ProM6 è ancora in corso, e in particolare molti dei plugin esistenti per ProM5 non sono ancora stati resi disponibili (tra cui quelli per il calcolo della Fitness e della Performance).</text:span></text:p>
      <text:p text:style-name="P16"><text:span text:style-name="T2">Si è scelto comunque di utilizzare ProM6 perchè, rispetto a ProM5, ha una dipendenza molto meno forte del framework e dei plugin dall'interfaccia grafica, ed è stato necessario quindi necessario effettuare il porting dei plugin dalla versione vecchia alla nuova. </text:span></text:p>
      <text:h text:style-name="P23" text:outline-level="1"><text:bookmark text:name="__RefHeading__31031_1843132495"/><text:span text:style-name="T2">Documentazione delle API</text:span><text:bookmark-end text:name="__RefHeading__31031_1843132495"/></text:h>
      <text:p text:style-name="P17"><text:span text:style-name="T3">Le API per il calcolo di fitness e performance delle reti sono implementate mediante opportune classi Java (modificate rispetto alla versione originale o realizzate ex novo). Per poter invocare i plugin è necessario, preventivamente, inizializzare il framework e caricare i parametri necessari.</text:span></text:p>
      <text:p text:style-name="P17"><text:span text:style-name="T3">Di seguito a titolo di esempio un frammento di codice che descrive tutti i passaggi necessari:</text:span></text:p>
      <text:p text:style-name="P22"><text:span text:style-name="T3"/></text:p>
      <text:p text:style-name="P26"><text:span text:style-name="T3">//Mediante la classe ProMFactory viene creata un'istanza di ProMManager, inizializzando opportunamente il framework</text:span></text:p>
      <text:p text:style-name="P27"><text:span text:style-name="T3">ProMManager manager = new ProMFactory().createManager();</text:span></text:p>
      <text:p text:style-name="P27"><text:span text:style-name="T3">//Mediante il manager viene caricato il file di log (specificato tramite la variabile logFile)</text:span></text:p>
      <text:p text:style-name="P27"><text:span text:style-name="T3">XLog log = manager.openLog(logFile);</text:span></text:p>
      <text:p text:style-name="P27"><text:span text:style-name="T3">//Viene caricata da file (variabile netFile) anche la rappresentazione della rete di Petri</text:span></text:p>
      <text:p text:style-name="P27"><text:span text:style-name="T3">PetriNetEngine engine = manager.createPetriNetEngine(netFile);</text:span></text:p>
      <text:p text:style-name="P27"><text:span text:style-name="T3">//viene caricata una configurazione standard di parametri di esecuzione, che si può eventualmente modificare</text:span></text:p>
      <text:p text:style-name="P27"><text:span text:style-name="T3">ReplayFitnessSetting settings = engine.suggestSettings(log);</text:span></text:p>
      <text:p text:style-name="P27"><text:span text:style-name="T3">//infine viene invocato l'algoritmo desiderato, che ritorna i risultati (in questo caso la fitness)</text:span></text:p>
      <text:p text:style-name="Notes"><text:span text:style-name="T3">TotalFitnessResult fitness = engine.getFitness(log, settings);</text:span></text:p>
      <text:p text:style-name="P27"><text:span text:style-name="T3"/></text:p>
      <text:p text:style-name="P15"><text:span text:style-name="T3"><text:line-break/></text:span></text:p>
      <text:h text:style-name="P24" text:outline-level="1"><text:span text:style-name="T3">Deploy</text:span></text:h>
      <text:p text:style-name="P17"><text:span text:style-name="T3">Per utilizzare le API è necessario includere nel classpath tutto l'ambiente di esecuzione di ProM, e i binari delle patch realizzate. Affinchè le classi patchate siano caricate al posto delle corrispondenti presenti in ProM, è necessario che i binari delle patch vengano anteposti, nel classpath, ai binari di ProM.</text:span></text:p>
      <text:p text:style-name="P17"><text:span text:style-name="T3"/></text:p>
      <text:h text:style-name="Heading_20_1" text:outline-level="1"><text:span text:style-name="T4">Elenco dei sorgenti rilasciati</text:span></text:h>
      <text:p text:style-name="P18"><text:span text:style-name="T4">Di seguito si riporta l'elenco dei file sorgenti oggetto del rilascio, con una sintetica spiegazione delle modifiche apportate o, nel caso di file realizzati ex-novo, del ruolo all'interno dell’applicazione.</text:span></text:p>
      <text:p text:style-name="Notes"><text:span text:style-name="T5">./org/processmining/contexts/uitopia/UI.java</text:span></text:p>
      <text:p text:style-name="P19"><text:span text:style-name="T5">disabilitata la verifica della versione correntemente installata per eventuale aggiornamento</text:span></text:p>
      <text:p text:style-name="Notes"><text:span text:style-name="T5">./org/processmining/contexts/cli/ProMManager.java</text:span></text:p>
      <text:p text:style-name="P19"><text:span text:style-name="T5">Questa classe è quella che espone le API per il caricamento dei file contenenti i dati di ingresso degli algoritmo (rete di petri e log) e per il calcolo vero e proprio degli algoritmi.</text:span></text:p>
      <text:p text:style-name="Notes"><text:soft-page-break/><text:span text:style-name="T5">./org/processmining/contexts/cli/ProMFactory.java</text:span></text:p>
      <text:p text:style-name="P19"><text:span text:style-name="T5">Questa classe permette di creare tramite Factory il manager, e di inizializzare quindi il framework.</text:span></text:p>
      <text:p text:style-name="Notes"><text:span text:style-name="T6">./org/processmining/plugins/pnml/exporting/PnmlExportNet.java</text:span></text:p>
      <text:p text:style-name="P20"><text:span text:style-name="T6">funzioni di esportazione della petrinet in formato PNML</text:span></text:p>
      <text:p text:style-name="Notes"><text:span text:style-name="T6">./org/processmining/plugins/pnml/exporting/PnmlExportNetToPNML.java</text:span></text:p>
      <text:p text:style-name="P20"><text:span text:style-name="T6">plugin per l' esportazione della petrinet in formato PNML</text:span><text:span text:style-name="T5"> </text:span></text:p>
      <text:p text:style-name="Notes"><text:span text:style-name="T7">./org/processmining/plugins/petrinet/replayfitness/PNVisualizzeJS.java</text:span></text:p>
      <text:p text:style-name="P21"><text:span text:style-name="T7">funzioni grafiche e testuali per la rappresentazione dei risultati della fitness</text:span></text:p>
      <text:p text:style-name="Notes"><text:span text:style-name="T7">./org/processmining/plugins/petrinet/replayfitness/ReplayPerformancePlugin.java</text:span></text:p>
      <text:p text:style-name="P21"><text:span text:style-name="T7">Plugin per il calcolo della performance attraverso il meccanismo di replay dei log sulla rete</text:span></text:p>
      <text:p text:style-name="Notes"><text:span text:style-name="T7">./org/processmining/plugins/petrinet/replayfitness/TotalFitnessResult.java</text:span></text:p>
      <text:p text:style-name="P21"><text:span text:style-name="T7">classe per la memorizzazione e la rappresentazione testuale dei risultati dell'algoritmo di calcolo della fitness</text:span></text:p>
      <text:p text:style-name="Notes"><text:span text:style-name="T7">./org/processmining/plugins/petrinet/replayfitness/PerformanceVisualJS.java</text:span></text:p>
      <text:p text:style-name="P21"><text:span text:style-name="T7">funzioni grafiche e testuali per la rappresentazione dei risultati della performance</text:span></text:p>
      <text:p text:style-name="Notes"><text:span text:style-name="T7">./org/processmining/plugins/petrinet/replayfitness/ReplayFitnessPlugin.java</text:span></text:p>
      <text:p text:style-name="P21"><text:span text:style-name="T7">Plugin per il calcolo della fitness attraverso il meccanismo di replay dei log sulla rete</text:span></text:p>
      <text:p text:style-name="Notes"><text:span text:style-name="T7">./org/processmining/plugins/petrinet/replayfitness/TotalPerformanceResult.java</text:span></text:p>
      <text:p text:style-name="P21"><text:span text:style-name="T7">classe per la memorizzazione e la rappresentazione testuale dei risultati dell'algoritmo di calcolo della performance</text:span></text:p>
      <text:p text:style-name="Notes"><text:span text:style-name="T7">./org/processmining/plugins/petrinet/replayfitness/FitnessResult.java</text:span></text:p>
      <text:p text:style-name="P21"><text:span text:style-name="T7">classe per la memorizzazione e la rappresentazione testuale dei risultati dell'algoritmo di calcolo della fitness sulla singola traccia</text:span></text:p>
      <text:p text:style-name="Notes"><text:span text:style-name="T7">./org/processmining/plugins/petrinet/replayfitness/PerformanceResult.java</text:span></text:p>
      <text:p text:style-name="P21"><text:span text:style-name="T7">classe per la memorizzazione e la rappresentazione testuale dei risultati dell'algoritmo di calcolo della performance sulla singola traccia</text:span></text:p>
      <text:p text:style-name="Notes"><text:span text:style-name="T7">./org/processmining/framework/boot/Boot.java</text:span></text:p>
      <text:p text:style-name="P21"><text:span text:style-name="T7">Classe per l'inizializzazione del framework </text:span><text:span text:style-name="T8">senza dipendenze verso l'ambiente grafico</text:span></text:p>
      <text:p text:style-name="P21"><text:span text:style-name="T7"/></text:p>
      <text:p text:style-name="Notes"><text:soft-page-break/><text:span text:style-name="T7">it/unipi/rupos/processmining/PetriNetEngine.java</text:span></text:p>
      <text:p text:style-name="P21"><text:span text:style-name="T7">Classe per </text:span><text:span text:style-name="T9">il caricamento e la gestione delle reti di Petr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, 'Arial Unicode MS'"/>
    <style:font-face style:name="Book Antiqua" svg:font-family="'Book Antiqua'" style:font-adornments="Standard" style:font-family-generic="roman"/>
    <style:font-face style:name="Times New Roman1" svg:font-family="'Times New Roman', Times" style:font-family-generic="roman"/>
    <style:font-face style:name="Times New Roman" svg:font-family="'Times New Roman', 'Times New Roman PSMT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unSans-Regular" svg:font-family="SunSans-Regular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/>
      <style:text-properties style:font-name="Times New Roman" style:font-name-asian="Times New Roman" style:font-name-complex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 fo:background-color="transparent">
        <style:background-image/>
      </style:paragraph-properties>
      <style:text-properties style:font-name="Book Antiqua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class="index">
      <style:paragraph-properties style:text-autospace="none"/>
      <style:text-properties fo:font-size="12pt" style:font-size-asian="12pt" style:font-size-complex="12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gura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class="chapter">
      <style:text-properties fo:color="#e76f00" style:font-name="Arial Narrow" style:font-name-asian="Arial Narrow" style:font-name-complex="Arial Narrow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.28cm" fo:margin-bottom="0cm" fo:line-height="92%" fo:text-align="start" style:justify-single-word="false" fo:text-indent="0cm" style:auto-text-indent="false" style:text-autospace="none">
        <style:tab-stops>
          <style:tab-stop style:position="0cm"/>
          <style:tab-stop style:position="0.318cm"/>
          <style:tab-stop style:position="1.588cm"/>
          <style:tab-stop style:position="2.858cm"/>
          <style:tab-stop style:position="4.128cm"/>
          <style:tab-stop style:position="5.398cm"/>
          <style:tab-stop style:position="6.668cm"/>
          <style:tab-stop style:position="7.938cm"/>
          <style:tab-stop style:position="9.208cm"/>
          <style:tab-stop style:position="10.478cm"/>
          <style:tab-stop style:position="11.748cm"/>
          <style:tab-stop style:position="13.018cm"/>
          <style:tab-stop style:position="14.288cm"/>
          <style:tab-stop style:position="15.558cm"/>
          <style:tab-stop style:position="16.828cm"/>
          <style:tab-stop style:position="18.098cm"/>
          <style:tab-stop style:position="19.368cm"/>
          <style:tab-stop style:position="20.638cm"/>
          <style:tab-stop style:position="21.908cm"/>
          <style:tab-stop style:position="23.178cm"/>
          <style:tab-stop style:position="24.448cm"/>
        </style:tab-stops>
      </style:paragraph-properties>
      <style:text-properties fo:color="#a50021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text-indent="-0.794cm" style:auto-text-indent="false">
        <style:tab-stops>
          <style:tab-stop style:position="-2.064cm"/>
          <style:tab-stop style:position="-1.588cm"/>
          <style:tab-stop style:position="-0.318cm"/>
          <style:tab-stop style:position="0cm"/>
          <style:tab-stop style:position="0.953cm"/>
          <style:tab-stop style:position="2.223cm"/>
          <style:tab-stop style:position="3.493cm"/>
          <style:tab-stop style:position="4.763cm"/>
          <style:tab-stop style:position="6.033cm"/>
          <style:tab-stop style:position="7.303cm"/>
          <style:tab-stop style:position="8.573cm"/>
          <style:tab-stop style:position="9.843cm"/>
          <style:tab-stop style:position="11.113cm"/>
          <style:tab-stop style:position="12.383cm"/>
          <style:tab-stop style:position="13.653cm"/>
          <style:tab-stop style:position="14.923cm"/>
          <style:tab-stop style:position="16.193cm"/>
          <style:tab-stop style:position="17.463cm"/>
          <style:tab-stop style:position="18.733cm"/>
          <style:tab-stop style:position="20.003cm"/>
          <style:tab-stop style:position="21.273cm"/>
          <style:tab-stop style:position="22.543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text-indent="-0.635cm" style:auto-text-indent="false">
        <style:tab-stops>
          <style:tab-stop style:position="-3.175cm"/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text-indent="-0.635cm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08cm"/>
          <style:tab-stop style:position="-3.81cm"/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fo:line-height="92%" fo:text-align="end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.953cm" fo:margin-right="0cm" fo:margin-top="0.282cm" fo:margin-bottom="0cm" fo:line-height="92%" fo:text-align="center" style:justify-single-word="false" fo:text-indent="-0.953cm" style:auto-text-indent="false" style:text-autospace="none">
        <style:tab-stops>
          <style:tab-stop style:position="0cm"/>
          <style:tab-stop style:position="0.318cm"/>
          <style:tab-stop style:position="1.588cm"/>
          <style:tab-stop style:position="2.858cm"/>
          <style:tab-stop style:position="4.128cm"/>
          <style:tab-stop style:position="5.398cm"/>
          <style:tab-stop style:position="6.668cm"/>
          <style:tab-stop style:position="7.938cm"/>
          <style:tab-stop style:position="9.208cm"/>
          <style:tab-stop style:position="10.478cm"/>
          <style:tab-stop style:position="11.748cm"/>
          <style:tab-stop style:position="13.018cm"/>
          <style:tab-stop style:position="14.288cm"/>
          <style:tab-stop style:position="15.558cm"/>
          <style:tab-stop style:position="16.828cm"/>
          <style:tab-stop style:position="18.098cm"/>
          <style:tab-stop style:position="19.368cm"/>
          <style:tab-stop style:position="20.638cm"/>
          <style:tab-stop style:position="21.908cm"/>
          <style:tab-stop style:position="23.178cm"/>
          <style:tab-stop style:position="24.448cm"/>
        </style:tab-stops>
      </style:paragraph-properties>
      <style:text-properties fo:color="#a50021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fo:line-height="92%" fo:text-align="start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cm" fo:margin-right="0cm" fo:margin-top="0cm" fo:margin-bottom="0cm" fo:line-height="92%" fo:text-align="end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fo:margin-left="0cm" fo:margin-right="0cm" fo:margin-top="0cm" fo:margin-bottom="0cm" fo:line-height="92%" fo:text-align="start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fo:background-color="#c0c0c0" fo:padding="0.049cm" fo:border="0.002cm solid #000000" style:shadow="non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  <style:background-image/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.28cm" fo:margin-bottom="0cm" fo:line-height="92%" fo:text-align="start" style:justify-single-word="false" fo:text-indent="0cm" style:auto-text-indent="false" style:text-autospace="none">
        <style:tab-stops>
          <style:tab-stop style:position="0cm"/>
          <style:tab-stop style:position="0.318cm"/>
          <style:tab-stop style:position="1.588cm"/>
          <style:tab-stop style:position="2.858cm"/>
          <style:tab-stop style:position="4.128cm"/>
          <style:tab-stop style:position="5.398cm"/>
          <style:tab-stop style:position="6.668cm"/>
          <style:tab-stop style:position="7.938cm"/>
          <style:tab-stop style:position="9.208cm"/>
          <style:tab-stop style:position="10.478cm"/>
          <style:tab-stop style:position="11.748cm"/>
          <style:tab-stop style:position="13.018cm"/>
          <style:tab-stop style:position="14.288cm"/>
          <style:tab-stop style:position="15.558cm"/>
          <style:tab-stop style:position="16.828cm"/>
          <style:tab-stop style:position="18.098cm"/>
          <style:tab-stop style:position="19.368cm"/>
          <style:tab-stop style:position="20.638cm"/>
          <style:tab-stop style:position="21.908cm"/>
          <style:tab-stop style:position="23.178cm"/>
          <style:tab-stop style:position="24.448cm"/>
        </style:tab-stops>
      </style:paragraph-properties>
      <style:text-properties fo:color="#a50021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text-indent="-0.794cm" style:auto-text-indent="false">
        <style:tab-stops>
          <style:tab-stop style:position="-2.064cm"/>
          <style:tab-stop style:position="-1.588cm"/>
          <style:tab-stop style:position="-0.318cm"/>
          <style:tab-stop style:position="0cm"/>
          <style:tab-stop style:position="0.953cm"/>
          <style:tab-stop style:position="2.223cm"/>
          <style:tab-stop style:position="3.493cm"/>
          <style:tab-stop style:position="4.763cm"/>
          <style:tab-stop style:position="6.033cm"/>
          <style:tab-stop style:position="7.303cm"/>
          <style:tab-stop style:position="8.573cm"/>
          <style:tab-stop style:position="9.843cm"/>
          <style:tab-stop style:position="11.113cm"/>
          <style:tab-stop style:position="12.383cm"/>
          <style:tab-stop style:position="13.653cm"/>
          <style:tab-stop style:position="14.923cm"/>
          <style:tab-stop style:position="16.193cm"/>
          <style:tab-stop style:position="17.463cm"/>
          <style:tab-stop style:position="18.733cm"/>
          <style:tab-stop style:position="20.003cm"/>
          <style:tab-stop style:position="21.273cm"/>
          <style:tab-stop style:position="22.543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text-indent="-0.635cm" style:auto-text-indent="false">
        <style:tab-stops>
          <style:tab-stop style:position="-3.175cm"/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text-indent="-0.635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text-indent="-0.635cm" style:auto-text-indent="false">
        <style:tab-stops>
          <style:tab-stop style:position="-5.715cm"/>
          <style:tab-stop style:position="-5.08cm"/>
          <style:tab-stop style:position="-3.81cm"/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margin-left="0cm" fo:margin-right="0cm" fo:margin-top="0cm" fo:margin-bottom="0cm" fo:line-height="92%" fo:text-align="end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4pt"/>
    </style:style>
    <style:style style:name="WW-Title12" style:family="paragraph">
      <style:paragraph-properties fo:margin-left="0cm" fo:margin-right="0cm" fo:margin-top="0cm" fo:margin-bottom="0cm" fo:line-height="92%" fo:text-align="end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/>
    </style:style>
    <style:style style:name="WW-Title123" style:family="paragraph">
      <style:paragraph-properties fo:margin-left="0cm" fo:margin-right="0cm" fo:margin-top="0cm" fo:margin-bottom="0cm" fo:line-height="92%" fo:text-align="end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/>
    </style:style>
    <style:style style:name="WW-Title1234" style:family="paragraph">
      <style:paragraph-properties fo:margin-left="0cm" fo:margin-right="0cm" fo:margin-top="0cm" fo:margin-bottom="0cm" fo:line-height="92%" fo:text-align="end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/>
    </style:style>
    <style:style style:name="WW-Title12345" style:family="paragraph">
      <style:paragraph-properties fo:margin-left="0cm" fo:margin-right="0cm" fo:margin-top="0cm" fo:margin-bottom="0cm" fo:line-height="92%" fo:text-align="end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/>
    </style:style>
    <style:style style:name="WW-Title123456" style:family="paragraph">
      <style:paragraph-properties fo:margin-left="0cm" fo:margin-right="0cm" fo:margin-top="0cm" fo:margin-bottom="0cm" fo:line-height="92%" fo:text-align="end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/>
    </style:style>
    <style:style style:name="WW-Title1234567" style:family="paragraph">
      <style:paragraph-properties fo:margin-left="0cm" fo:margin-right="0cm" fo:margin-top="0cm" fo:margin-bottom="0cm" fo:line-height="92%" fo:text-align="end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/>
    </style:style>
    <style:style style:name="WW-Title12345678" style:family="paragraph">
      <style:paragraph-properties fo:margin-left="0cm" fo:margin-right="0cm" fo:margin-top="0cm" fo:margin-bottom="0cm" fo:line-height="92%" fo:text-align="end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/>
    </style:style>
    <style:style style:name="WW-Title123456789" style:family="paragraph">
      <style:paragraph-properties fo:margin-left="0cm" fo:margin-right="0cm" fo:margin-top="0cm" fo:margin-bottom="0cm" fo:line-height="92%" fo:text-align="end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/>
    </style:style>
    <style:style style:name="WW-Title12345678910" style:family="paragraph">
      <style:paragraph-properties fo:margin-left="0cm" fo:margin-right="0cm" fo:margin-top="0cm" fo:margin-bottom="0cm" fo:line-height="92%" fo:text-align="end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/>
    </style:style>
    <style:style style:name="WW-Title1234567891011" style:family="paragraph">
      <style:paragraph-properties fo:margin-left="0cm" fo:margin-right="0cm" fo:margin-top="0cm" fo:margin-bottom="0cm" fo:line-height="92%" fo:text-align="end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/>
    </style:style>
    <style:style style:name="WW-Title123456789101112" style:family="paragraph">
      <style:paragraph-properties fo:margin-left="0cm" fo:margin-right="0cm" fo:margin-top="0cm" fo:margin-bottom="0cm" fo:line-height="92%" fo:text-align="end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/>
    </style:style>
    <style:style style:name="WW-Title12345678910111213" style:family="paragraph">
      <style:paragraph-properties fo:margin-left="0cm" fo:margin-right="0cm" fo:margin-top="0cm" fo:margin-bottom="0cm" fo:line-height="92%" fo:text-align="end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/>
    </style:style>
    <style:style style:name="WW-Title1234567891011121314" style:family="paragraph">
      <style:paragraph-properties fo:margin-left="0cm" fo:margin-right="0cm" fo:margin-top="0cm" fo:margin-bottom="0cm" fo:line-height="92%" fo:text-align="end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/>
    </style:style>
    <style:style style:name="WW-Title123456789101112131415" style:family="paragraph">
      <style:paragraph-properties fo:margin-left="0cm" fo:margin-right="0cm" fo:margin-top="0cm" fo:margin-bottom="0cm" fo:line-height="92%" fo:text-align="end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/>
    </style:style>
    <style:style style:name="WW-Title12345678910111213141516" style:family="paragraph">
      <style:paragraph-properties fo:margin-left="0cm" fo:margin-right="0cm" fo:margin-top="0cm" fo:margin-bottom="0cm" fo:line-height="92%" fo:text-align="end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/>
    </style:style>
    <style:style style:name="WW-Title1234567891011121314151617" style:family="paragraph">
      <style:paragraph-properties fo:margin-left="0cm" fo:margin-right="0cm" fo:margin-top="0cm" fo:margin-bottom="0cm" fo:line-height="92%" fo:text-align="end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llustration" style:family="paragraph" style:parent-style-name="Caption" style:class="extra"/>
    <style:style style:name="Footnote" style:family="paragraph" style:class="extra">
      <style:paragraph-properties fo:line-height="85%" style:text-autospace="none"/>
      <style:text-properties style:font-name="Arial" fo:font-size="12pt" style:font-name-asian="Arial" style:font-size-asian="12pt" style:font-name-complex="Arial" style:font-size-complex="12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ggetto_20_con_20_punta_20_di_20_freccia" style:display-name="Oggetto con punta di freccia" style:family="paragraph" style:parent-style-name="Standard"/>
    <style:style style:name="Oggetto_20_con_20_ombra" style:display-name="Oggetto con ombra" style:family="paragraph" style:parent-style-name="Standard"/>
    <style:style style:name="Oggetto_20_senza_20_riempimento" style:display-name="Oggetto senza riempimento" style:family="paragraph" style:parent-style-name="Standard"/>
    <style:style style:name="Corpo_20_testo_20_giustificato" style:display-name="Corpo testo giustificato" style:family="paragraph" style:parent-style-name="Standard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olo3" style:family="paragraph" style:parent-style-name="Standard">
      <style:text-properties fo:color="#5382a1" fo:font-size="44pt" style:font-size-asian="44pt" style:font-size-complex="44pt"/>
    </style:style>
    <style:style style:name="Titolo4" style:family="paragraph" style:parent-style-name="Standard">
      <style:paragraph-properties fo:text-align="center" style:justify-single-word="false"/>
      <style:text-properties fo:color="#5382a1"/>
    </style:style>
    <style:style style:name="Titolo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  <style:text-properties fo:color="#5382a1" fo:font-size="36pt" style:font-size-asian="36pt" style:font-size-complex="36pt"/>
    </style:style>
    <style:style style:name="Intestazione1" style:family="paragraph" style:parent-style-name="Standard">
      <style:paragraph-properties fo:margin-top="0.42cm" fo:margin-bottom="0.21cm"/>
      <style:text-properties fo:font-size="18pt" style:font-size-asian="18pt" style:font-size-complex="18pt"/>
    </style:style>
    <style:style style:name="Intestazione2" style:family="paragraph" style:parent-style-name="Standard">
      <style:paragraph-properties fo:margin-top="0.42cm" fo:margin-bottom="0.21cm"/>
      <style:text-properties fo:font-size="14pt" fo:font-style="italic" style:font-size-asian="14pt" style:font-style-asian="italic" style:font-size-complex="14pt" style:font-style-complex="italic"/>
    </style:style>
    <style:style style:name="Linea_20_di_20_quotatura" style:display-name="Linea di quotatura" style:family="paragraph" style:parent-style-name="Standard">
      <style:text-properties fo:font-size="12pt" style:font-size-asian="12pt" style:font-size-complex="12pt"/>
    </style:style>
    <style:style style:name="Text_20_Page_20_Master_7e_LT_7e_Gliederung_20_1" style:display-name="Text Page Master~LT~Gliederung 1" style:family="paragraph">
      <style:paragraph-properties fo:margin-left="0cm" fo:margin-right="0cm" fo:margin-top="0cm" fo:margin-bottom="0.356cm" style:line-height-at-least="0.353cm" fo:text-align="start" style:justify-single-word="false" fo:text-indent="0cm" style:auto-text-indent="false" style:text-autospace="none"/>
      <style:text-properties fo:color="#000000" style:text-outline="false" style:text-line-through-style="none" style:font-name="Arial Unicode MS" fo:font-size="32pt" fo:letter-spacing="normal" fo:font-style="normal" fo:text-shadow="none" style:text-underline-style="none" fo:font-weight="normal" style:letter-kerning="fals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Text_20_Page_20_Master_7e_LT_7e_Gliederung_20_2" style:display-name="Text Page Master~LT~Gliederung 2" style:family="paragraph" style:parent-style-name="Text_20_Page_20_Master_7e_LT_7e_Gliederung_20_1">
      <style:paragraph-properties fo:margin-top="0cm" fo:margin-bottom="0.254cm"/>
      <style:text-properties fo:font-size="28pt" style:font-size-asian="28pt" style:font-size-complex="28pt"/>
    </style:style>
    <style:style style:name="Text_20_Page_20_Master_7e_LT_7e_Gliederung_20_3" style:display-name="Text Page Master~LT~Gliederung 3" style:family="paragraph" style:parent-style-name="Text_20_Page_20_Master_7e_LT_7e_Gliederung_20_2">
      <style:text-properties fo:font-size="24pt" style:font-size-asian="24pt" style:font-size-complex="24pt"/>
    </style:style>
    <style:style style:name="Text_20_Page_20_Master_7e_LT_7e_Gliederung_20_4" style:display-name="Text Page Master~LT~Gliederung 4" style:family="paragraph" style:parent-style-name="Text_20_Page_20_Mast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Text_20_Page_20_Master_7e_LT_7e_Gliederung_20_5" style:display-name="Text Page Master~LT~Gliederung 5" style:family="paragraph" style:parent-style-name="Text_20_Page_20_Mast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Text_20_Page_20_Master_7e_LT_7e_Gliederung_20_6" style:display-name="Text Page Master~LT~Gliederung 6" style:family="paragraph" style:parent-style-name="Text_20_Page_20_Master_7e_LT_7e_Gliederung_20_5">
      <style:paragraph-properties fo:margin-left="7.2cm" fo:margin-right="0cm" fo:text-indent="-0.6cm" style:auto-text-indent="false">
        <style:tab-stops/>
      </style:paragraph-properties>
    </style:style>
    <style:style style:name="Text_20_Page_20_Master_7e_LT_7e_Gliederung_20_7" style:display-name="Text Page Master~LT~Gliederung 7" style:family="paragraph" style:parent-style-name="Text_20_Page_20_Master_7e_LT_7e_Gliederung_20_6">
      <style:paragraph-properties fo:margin-left="8.4cm" fo:margin-right="0cm" fo:text-indent="-0.6cm" style:auto-text-indent="false">
        <style:tab-stops/>
      </style:paragraph-properties>
    </style:style>
    <style:style style:name="Text_20_Page_20_Master_7e_LT_7e_Gliederung_20_8" style:display-name="Text Page Master~LT~Gliederung 8" style:family="paragraph" style:parent-style-name="Text_20_Page_20_Master_7e_LT_7e_Gliederung_20_7">
      <style:paragraph-properties fo:margin-left="9.601cm" fo:margin-right="0cm" fo:text-indent="-0.6cm" style:auto-text-indent="false">
        <style:tab-stops/>
      </style:paragraph-properties>
    </style:style>
    <style:style style:name="Text_20_Page_20_Master_7e_LT_7e_Gliederung_20_9" style:display-name="Text Page Master~LT~Gliederung 9" style:family="paragraph" style:parent-style-name="Text_20_Page_20_Master_7e_LT_7e_Gliederung_20_8">
      <style:paragraph-properties fo:margin-left="10.8cm" fo:margin-right="0cm" fo:text-indent="-0.6cm" style:auto-text-indent="false">
        <style:tab-stops/>
      </style:paragraph-properties>
    </style:style>
    <style:style style:name="Text_20_Page_20_Master_7e_LT_7e_Titel" style:display-name="Text Page Master~LT~Titel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Arial Unicode MS" fo:font-size="44pt" fo:letter-spacing="-0.025cm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/>
    </style:style>
    <style:style style:name="Text_20_Page_20_Master_7e_LT_7e_Untertitel" style:display-name="Text Page Master~LT~Untertitel" style:family="paragraph">
      <style:paragraph-properties fo:margin-left="0cm" fo:margin-right="0cm" fo:line-height="90%" fo:text-align="center" style:justify-single-word="false" fo:text-indent="0cm" style:auto-text-indent="false" style:text-autospace="none"/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Text_20_Page_20_Master_7e_LT_7e_Notizen" style:display-name="Text Page Master~LT~Notizen" style:family="paragraph">
      <style:paragraph-properties fo:line-height="90%" style:text-autospace="none"/>
      <style:text-properties fo:color="#000000" style:text-outline="false" style:text-line-through-style="none" style:font-name="Arial Unicode MS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ext_20_Page_20_Master_7e_LT_7e_Hintergrundobjekte" style:display-name="Text Page Master~LT~Hintergrundobjekte" style:family="paragraph">
      <style:paragraph-properties fo:line-height="90%" style:text-autospace="none"/>
      <style:text-properties style:font-name="Arial" style:font-name-asian="Arial" style:font-name-complex="Arial"/>
    </style:style>
    <style:style style:name="Text_20_Page_20_Master_7e_LT_7e_Hintergrund" style:display-name="Text Page Master~LT~Hintergrund" style:family="paragraph">
      <style:paragraph-properties style:text-autospace="none"/>
    </style:style>
    <style:style style:name="Oggetti_20_di_20_sfondo" style:display-name="Oggetti di sfondo" style:family="paragraph">
      <style:paragraph-properties fo:line-height="90%" style:text-autospace="none"/>
      <style:text-properties style:font-name="Arial" style:font-name-asian="Arial" style:font-name-complex="Arial"/>
    </style:style>
    <style:style style:name="Sfondo" style:family="paragraph">
      <style:paragraph-properties style:text-autospace="none"/>
    </style:style>
    <style:style style:name="Note" style:family="paragraph">
      <style:paragraph-properties fo:line-height="90%" style:text-autospace="none"/>
      <style:text-properties fo:color="#000000" style:text-outline="false" style:text-line-through-style="none" style:font-name="Arial Unicode MS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Struttura_20_1" style:display-name="Struttura 1" style:family="paragraph">
      <style:paragraph-properties fo:margin-left="0cm" fo:margin-right="0cm" fo:margin-top="0cm" fo:margin-bottom="0.356cm" style:line-height-at-least="0.353cm" fo:text-align="start" style:justify-single-word="false" fo:text-indent="0cm" style:auto-text-indent="false" style:text-autospace="none"/>
      <style:text-properties fo:color="#000000" style:text-outline="false" style:text-line-through-style="none" style:font-name="Arial Unicode MS" fo:font-size="32pt" fo:letter-spacing="normal" fo:font-style="normal" fo:text-shadow="none" style:text-underline-style="none" fo:font-weight="normal" style:letter-kerning="fals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Struttura_20_2" style:display-name="Struttura 2" style:family="paragraph" style:parent-style-name="Struttura_20_1">
      <style:paragraph-properties fo:margin-top="0cm" fo:margin-bottom="0.254cm"/>
      <style:text-properties fo:font-size="28pt" style:font-size-asian="28pt" style:font-size-complex="28pt"/>
    </style:style>
    <style:style style:name="Struttura_20_3" style:display-name="Struttura 3" style:family="paragraph" style:parent-style-name="Struttura_20_2">
      <style:text-properties fo:font-size="24pt" style:font-size-asian="24pt" style:font-size-complex="24pt"/>
    </style:style>
    <style:style style:name="Struttura_20_4" style:display-name="Struttura 4" style:family="paragraph" style:parent-style-name="Struttura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ruttura_20_5" style:display-name="Struttura 5" style:family="paragraph" style:parent-style-name="Struttura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ruttura_20_6" style:display-name="Struttura 6" style:family="paragraph" style:parent-style-name="Struttura_20_5">
      <style:paragraph-properties fo:margin-left="7.2cm" fo:margin-right="0cm" fo:text-indent="-0.6cm" style:auto-text-indent="false">
        <style:tab-stops/>
      </style:paragraph-properties>
    </style:style>
    <style:style style:name="Struttura_20_7" style:display-name="Struttura 7" style:family="paragraph" style:parent-style-name="Struttura_20_6">
      <style:paragraph-properties fo:margin-left="8.4cm" fo:margin-right="0cm" fo:text-indent="-0.6cm" style:auto-text-indent="false">
        <style:tab-stops/>
      </style:paragraph-properties>
    </style:style>
    <style:style style:name="Struttura_20_8" style:display-name="Struttura 8" style:family="paragraph" style:parent-style-name="Struttura_20_7">
      <style:paragraph-properties fo:margin-left="9.601cm" fo:margin-right="0cm" fo:text-indent="-0.6cm" style:auto-text-indent="false">
        <style:tab-stops/>
      </style:paragraph-properties>
    </style:style>
    <style:style style:name="Struttura_20_9" style:display-name="Struttura 9" style:family="paragraph" style:parent-style-name="Struttura_20_8">
      <style:paragraph-properties fo:margin-left="10.8cm" fo:margin-right="0cm" fo:text-indent="-0.6cm" style:auto-text-indent="false">
        <style:tab-stops/>
      </style:paragraph-properties>
    </style:style>
    <style:style style:name="Quote" style:family="paragraph">
      <style:paragraph-properties fo:margin-left="0cm" fo:margin-right="0cm" fo:margin-top="0cm" fo:margin-bottom="0cm" fo:line-height="85%" fo:text-align="start" style:justify-single-word="false" fo:text-indent="0cm" style:auto-text-indent="false" style:text-autospace="none"/>
      <style:text-properties fo:color="#5382a1" style:text-outline="false" style:text-line-through-style="none" style:font-name="Arial" fo:font-size="60pt" fo:letter-spacing="normal" fo:font-style="normal" fo:text-shadow="none" style:text-underline-style="none" fo:font-weight="bold" style:letter-kerning="false" style:font-name-asian="Arial" style:font-size-asian="60pt" style:font-style-asian="normal" style:font-weight-asian="bold" style:font-name-complex="Arial" style:font-size-complex="60pt" style:font-style-complex="normal" style:font-weight-complex="bold"/>
    </style:style>
    <style:style style:name="Code" style:family="paragraph" style:parent-style-name="Text_20_body">
      <style:paragraph-properties>
        <style:tab-stops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ourier New" fo:font-size="20pt" style:font-name-asian="Courier New" style:font-size-asian="20pt" style:font-name-complex="Courier New" style:font-size-complex="20pt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StarSymbol" fo:font-size="9pt" style:font-name-asian="StarSymbol" style:font-size-asian="9pt" style:font-name-complex="StarSymbol" style:font-size-complex="9pt"/>
    </style:style>
    <style:style style:name="Default_20_Paragraph_20_Font" style:display-name="Default Paragraph Font" style:family="paragraph">
      <style:paragraph-properties style:text-autospace="none"/>
    </style:style>
    <style:style style:name="toc_20_3" style:display-name="toc 3" style:family="paragraph">
      <style:paragraph-properties fo:margin-left="1.76cm" fo:margin-right="0cm" fo:text-indent="0cm" style:auto-text-indent="false" style:text-autospace="none">
        <style:tab-stops>
          <style:tab-stop style:position="29.986cm"/>
        </style:tab-stops>
      </style:paragraph-properties>
      <style:text-properties fo:font-size="12pt" style:font-size-asian="12pt" style:font-size-complex="12pt"/>
    </style:style>
    <style:style style:name="Standard_7e_LT_7e_Gliederung_20_1" style:display-name="Stand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Sun_5f_CorpTemp_5f_2005_5f_v1_7e_LT_7e_Gliederung_20_1" style:display-name="Sun_CorpTemp_2005_v1~LT~Gliederung 1" style:family="paragraph">
      <style:paragraph-properties fo:margin-left="0cm" fo:margin-right="0cm" fo:margin-top="0cm" fo:margin-bottom="0.203cm" fo:line-height="85%" fo:text-align="start" style:justify-single-word="false" fo:text-indent="0cm" style:auto-text-indent="false" style:text-autospace="none"/>
      <style:text-properties fo:color="#000000" style:text-outline="false" style:text-line-through-style="none" style:font-name="Arial Narrow" fo:font-size="26pt" fo:font-style="normal" fo:text-shadow="none" style:text-underline-style="none" fo:font-weight="bold" style:font-name-asian="Arial Narrow" style:font-size-asian="26pt" style:font-style-asian="normal" style:font-weight-asian="bold" style:font-name-complex="Arial Narrow" style:font-size-complex="26pt" style:font-style-complex="normal" style:font-weight-complex="bold"/>
    </style:style>
    <style:style style:name="Sun_5f_CorpTemp_5f_2005_5f_v1_7e_LT_7e_Gliederung_20_2" style:display-name="Sun_CorpTemp_2005_v1~LT~Gliederung 2" style:family="paragraph" style:parent-style-name="Sun_5f_CorpTemp_5f_2005_5f_v1_7e_LT_7e_Gliederung_20_1">
      <style:paragraph-properties fo:line-height="90%"/>
      <style:text-properties fo:font-size="22pt" fo:font-weight="normal" style:font-size-asian="22pt" style:font-weight-asian="normal" style:font-size-complex="22pt" style:font-weight-complex="normal"/>
    </style:style>
    <style:style style:name="Sun_5f_CorpTemp_5f_2005_5f_v1_7e_LT_7e_Gliederung_20_3" style:display-name="Sun_CorpTemp_2005_v1~LT~Gliederung 3" style:family="paragraph" style:parent-style-name="Sun_5f_CorpTemp_5f_2005_5f_v1_7e_LT_7e_Gliederung_20_2">
      <style:paragraph-properties fo:margin-top="0cm" fo:margin-bottom="0.3cm"/>
    </style:style>
    <style:style style:name="Sun_5f_CorpTemp_5f_2005_5f_v1_7e_LT_7e_Gliederung_20_4" style:display-name="Sun_CorpTemp_2005_v1~LT~Gliederung 4" style:family="paragraph" style:parent-style-name="Sun_5f_CorpTemp_5f_2005_5f_v1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un_5f_CorpTemp_5f_2005_5f_v1_7e_LT_7e_Gliederung_20_5" style:display-name="Sun_CorpTemp_2005_v1~LT~Gliederung 5" style:family="paragraph" style:parent-style-name="Sun_5f_CorpTemp_5f_2005_5f_v1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un_5f_CorpTemp_5f_2005_5f_v1_7e_LT_7e_Gliederung_20_6" style:display-name="Sun_CorpTemp_2005_v1~LT~Gliederung 6" style:family="paragraph" style:parent-style-name="Sun_5f_CorpTemp_5f_2005_5f_v1_7e_LT_7e_Gliederung_20_5">
      <style:paragraph-properties fo:margin-left="7.2cm" fo:margin-right="0cm" fo:text-indent="-0.6cm" style:auto-text-indent="false">
        <style:tab-stops/>
      </style:paragraph-properties>
    </style:style>
    <style:style style:name="Sun_5f_CorpTemp_5f_2005_5f_v1_7e_LT_7e_Gliederung_20_7" style:display-name="Sun_CorpTemp_2005_v1~LT~Gliederung 7" style:family="paragraph" style:parent-style-name="Sun_5f_CorpTemp_5f_2005_5f_v1_7e_LT_7e_Gliederung_20_6">
      <style:paragraph-properties fo:margin-left="8.4cm" fo:margin-right="0cm" fo:text-indent="-0.6cm" style:auto-text-indent="false">
        <style:tab-stops/>
      </style:paragraph-properties>
    </style:style>
    <style:style style:name="Sun_5f_CorpTemp_5f_2005_5f_v1_7e_LT_7e_Gliederung_20_8" style:display-name="Sun_CorpTemp_2005_v1~LT~Gliederung 8" style:family="paragraph" style:parent-style-name="Sun_5f_CorpTemp_5f_2005_5f_v1_7e_LT_7e_Gliederung_20_7">
      <style:paragraph-properties fo:margin-left="9.601cm" fo:margin-right="0cm" fo:text-indent="-0.6cm" style:auto-text-indent="false">
        <style:tab-stops/>
      </style:paragraph-properties>
    </style:style>
    <style:style style:name="Sun_5f_CorpTemp_5f_2005_5f_v1_7e_LT_7e_Gliederung_20_9" style:display-name="Sun_CorpTemp_2005_v1~LT~Gliederung 9" style:family="paragraph" style:parent-style-name="Sun_5f_CorpTemp_5f_2005_5f_v1_7e_LT_7e_Gliederung_20_8">
      <style:paragraph-properties fo:margin-left="10.8cm" fo:margin-right="0cm" fo:text-indent="-0.6cm" style:auto-text-indent="false">
        <style:tab-stops/>
      </style:paragraph-properties>
    </style:style>
    <style:style style:name="Sun_5f_CorpTemp_5f_2005_5f_v1_7e_LT_7e_Titel" style:display-name="Sun_CorpTemp_2005_v1~LT~Titel" style:family="paragraph">
      <style:paragraph-properties fo:line-height="90%" fo:text-align="start" style:justify-single-word="false" style:text-autospace="none"/>
      <style:text-properties fo:color="#ffffff" style:text-outline="false" style:text-line-through-style="none" style:font-name="Arial" fo:font-size="24pt" fo:letter-spacing="-0.021cm" fo:font-style="normal" fo:text-shadow="none" style:text-underline-style="none" fo:font-weight="bold" style:letter-kerning="true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Sun_5f_CorpTemp_5f_2005_5f_v1_7e_LT_7e_Untertitel" style:display-name="Sun_CorpTemp_2005_v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000000" style:text-outline="false" style:text-line-through-style="none" style:font-name="SunSans-Regular" fo:font-size="24pt" fo:font-style="normal" fo:text-shadow="none" style:text-underline-style="none" fo:font-weight="bold" style:font-name-asian="SunSans-Regular" style:font-size-asian="24pt" style:font-style-asian="normal" style:font-weight-asian="bold" style:font-name-complex="SunSans-Regular" style:font-size-complex="24pt" style:font-style-complex="normal" style:font-weight-complex="bold"/>
    </style:style>
    <style:style style:name="Sun_5f_CorpTemp_5f_2005_5f_v1_7e_LT_7e_Notizen" style:display-name="Sun_CorpTemp_2005_v1~LT~Notizen" style:family="paragraph">
      <style:paragraph-properties style:text-autospace="none"/>
      <style:text-properties fo:color="#000000" style:text-outline="false" style:text-line-through-style="none" style:font-name="Arial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Sun_5f_CorpTemp_5f_2005_5f_v1_7e_LT_7e_Hintergrundobjekte" style:display-name="Sun_CorpTemp_2005_v1~LT~Hintergrundobjekte" style:family="paragraph">
      <style:paragraph-properties style:text-autospace="none"/>
    </style:style>
    <style:style style:name="Sun_5f_CorpTemp_5f_2005_5f_v1_7e_LT_7e_Hintergrund" style:display-name="Sun_CorpTemp_2005_v1~LT~Hintergrund" style:family="paragraph">
      <style:paragraph-properties style:text-autospace="none"/>
    </style:style>
    <style:style style:name="arc_7e_LT_7e_Gliederung_20_1" style:display-name="arc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arc_7e_LT_7e_Gliederung_20_2" style:display-name="arc~LT~Gliederung 2" style:family="paragraph" style:parent-style-name="arc_7e_LT_7e_Gliederung_20_1">
      <style:paragraph-properties fo:margin-top="0cm" fo:margin-bottom="0.4cm"/>
      <style:text-properties fo:font-size="28pt" style:font-size-asian="28pt" style:font-size-complex="28pt"/>
    </style:style>
    <style:style style:name="arc_7e_LT_7e_Gliederung_20_3" style:display-name="arc~LT~Gliederung 3" style:family="paragraph" style:parent-style-name="arc_7e_LT_7e_Gliederung_20_2">
      <style:paragraph-properties fo:margin-top="0cm" fo:margin-bottom="0.3cm"/>
      <style:text-properties fo:font-size="24pt" style:font-size-asian="24pt" style:font-size-complex="24pt"/>
    </style:style>
    <style:style style:name="arc_7e_LT_7e_Gliederung_20_4" style:display-name="arc~LT~Gliederung 4" style:family="paragraph" style:parent-style-name="arc_7e_LT_7e_Gliederung_20_3">
      <style:paragraph-properties fo:margin-top="0cm" fo:margin-bottom="0.199cm"/>
      <style:text-properties fo:font-size="20pt" style:font-size-asian="20pt" style:font-size-complex="20pt"/>
    </style:style>
    <style:style style:name="arc_7e_LT_7e_Gliederung_20_5" style:display-name="arc~LT~Gliederung 5" style:family="paragraph" style:parent-style-name="arc_7e_LT_7e_Gliederung_20_4">
      <style:paragraph-properties fo:margin-top="0cm" fo:margin-bottom="0.101cm"/>
    </style:style>
    <style:style style:name="arc_7e_LT_7e_Gliederung_20_6" style:display-name="arc~LT~Gliederung 6" style:family="paragraph" style:parent-style-name="arc_7e_LT_7e_Gliederung_20_5"/>
    <style:style style:name="arc_7e_LT_7e_Gliederung_20_7" style:display-name="arc~LT~Gliederung 7" style:family="paragraph" style:parent-style-name="arc_7e_LT_7e_Gliederung_20_6"/>
    <style:style style:name="arc_7e_LT_7e_Gliederung_20_8" style:display-name="arc~LT~Gliederung 8" style:family="paragraph" style:parent-style-name="arc_7e_LT_7e_Gliederung_20_7"/>
    <style:style style:name="arc_7e_LT_7e_Gliederung_20_9" style:display-name="arc~LT~Gliederung 9" style:family="paragraph" style:parent-style-name="arc_7e_LT_7e_Gliederung_20_8"/>
    <style:style style:name="arc_7e_LT_7e_Titel" style:display-name="arc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arc_7e_LT_7e_Untertitel" style:display-name="arc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arc_7e_LT_7e_Notizen" style:display-name="arc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arc_7e_LT_7e_Hintergrundobjekte" style:display-name="arc~LT~Hintergrundobjekte" style:family="paragraph">
      <style:paragraph-properties style:text-autospace="none"/>
      <style:text-properties style:letter-kerning="true"/>
    </style:style>
    <style:style style:name="arc_7e_LT_7e_Hintergrund" style:display-name="arc~LT~Hintergrund" style:family="paragraph">
      <style:paragraph-properties style:text-autospace="none"/>
      <style:text-properties style:letter-kerning="tru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M2" style:family="paragraph" style:parent-style-name="Standard" style:next-style-name="Standard">
      <style:paragraph-properties style:line-height-at-least="0.61cm" fo:text-align="start" style:justify-single-word="false"/>
      <style:text-properties style:use-window-font-color="true" style:font-name="Times New Roman1" fo:font-size="12pt" style:font-name-asian="Times New Roman1" style:font-size-asian="12pt" style:font-name-complex="Times New Roman1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4" style:display-name="Heading 4" style:family="paragraph" style:parent-style-name="Text_20_body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imando_20_nota_20_a_20_piè_20_di_20_pagina" style:display-name="Rimando nota a piè di pagina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 style:font-pitch="variable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 style:font-pitch="variable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 style:font-pitch="variable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 style:font-pitch="variable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 style:font-pitch="variable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2.021cm" style:rel-column-width="7792*"/>
    </style:style>
    <style:style style:name="Tabella2.B" style:family="table-column">
      <style:table-column-properties style:column-width="12.712cm" style:rel-column-width="49005*"/>
    </style:style>
    <style:style style:name="Tabella2.C" style:family="table-column">
      <style:table-column-properties style:column-width="2.267cm" style:rel-column-width="8738*"/>
    </style:style>
    <style:style style:name="Tabella2.A1" style:family="table-cell">
      <style:table-cell-properties fo:padding="0cm" fo:border="none"/>
    </style:style>
    <style:style style:name="MP1" style:family="paragraph" style:parent-style-name="Standard">
      <style:paragraph-properties fo:text-align="start" style:justify-single-word="false">
        <style:tab-stops>
          <style:tab-stop style:position="6.306cm"/>
          <style:tab-stop style:position="14.503cm"/>
        </style:tab-stops>
      </style:paragraph-properties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MP2" style:family="paragraph" style:parent-style-name="Standard">
      <style:paragraph-properties fo:text-align="center" style:justify-single-word="false">
        <style:tab-stops>
          <style:tab-stop style:position="6.306cm"/>
          <style:tab-stop style:position="14.503cm"/>
        </style:tab-stops>
      </style:paragraph-properties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" style:family="paragraph" style:parent-style-name="Standard">
      <style:paragraph-properties fo:text-align="end" style:justify-single-word="false">
        <style:tab-stops>
          <style:tab-stop style:position="6.306cm"/>
          <style:tab-stop style:position="14.503cm"/>
        </style:tab-stops>
      </style:paragraph-properties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MP4" style:family="paragraph" style:parent-style-name="Standard">
      <style:paragraph-properties fo:text-align="start" style:justify-single-word="false">
        <style:tab-stops>
          <style:tab-stop style:position="6.306cm"/>
          <style:tab-stop style:position="14.503cm"/>
        </style:tab-stops>
      </style:paragraph-properties>
    </style:style>
    <style:style style:name="MT1" style:family="text">
      <style:text-properties officeooo:rsid="0009b8a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">RUPOS</text:p>
            </table:table-cell>
            <table:table-cell table:style-name="Tabella2.A1" office:value-type="string">
              <text:p text:style-name="MP2">Note <text:span text:style-name="MT1">di rilascio</text:span></text:p>
            </table:table-cell>
            <table:table-cell table:style-name="Tabella2.A1" office:value-type="string">
              <text:p text:style-name="MP3">Pag. <text:page-number text:select-page="current">2</text:page-number> di <text:page-count>6</text:page-count></text:p>
            </table:table-cell>
          </table:table-row>
        </table:table>
        <text:p text:style-name="MP4"><draw:frame draw:style-name="Mfr1" draw:name="immagini2" text:anchor-type="paragraph" svg:x="0cm" svg:y="24.13cm" svg:width="16.999cm" svg:height="1.898cm" draw:z-index="7"><draw:image xlink:href="Pictures/10000000000003530000005FC095F28B.png" xlink:type="simple" xlink:show="embed" xlink:actuate="onLoad"/></draw:frame></text:p>
      </style:header>
      <style:footer>
        <text:p text:style-name="Footer"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iuseppe Papandrea</meta:initial-creator>
    <meta:creation-date>2009-06-22T17:43:19</meta:creation-date>
    <dc:date>2011-07-18T16:28:43</dc:date>
    <meta:editing-duration>PT394H17M17S</meta:editing-duration>
    <meta:editing-cycles>640</meta:editing-cycles>
    <meta:generator>OpenOffice.org/3.2$Linux OpenOffice.org_project/320m19$Build-9505</meta:generator>
    <dc:creator>Alessandro Pironi</dc:creator>
    <meta:document-statistic meta:table-count="2" meta:image-count="2" meta:object-count="0" meta:page-count="6" meta:paragraph-count="86" meta:word-count="955" meta:character-count="7451"/>
    <meta:user-defined meta:name="Info 1"/>
    <meta:user-defined meta:name="Info 2"/>
    <meta:user-defined meta:name="Info 3"/>
    <meta:user-defined meta:name="Info 4"/>
  </office:meta>
</office:document-meta>
</file>